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svg:font-family="Courier" style:font-family-generic="modern" style:font-pitch="fixed"/>
    <style:font-face style:name="Luxi Sans1" svg:font-family="'Luxi Sans'"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automatic-styles>
    <style:style style:name="Parameters" style:family="table">
      <style:table-properties style:width="6.9222in" table:align="left"/>
    </style:style>
    <style:style style:name="Parameters.A" style:family="table-column">
      <style:table-column-properties style:column-width="1.9771in"/>
    </style:style>
    <style:style style:name="Parameters.B" style:family="table-column">
      <style:table-column-properties style:column-width="2.6396in"/>
    </style:style>
    <style:style style:name="Parameters.C" style:family="table-column">
      <style:table-column-properties style:column-width="2.3056in"/>
    </style:style>
    <style:style style:name="Parameters.A1" style:family="table-cell">
      <style:table-cell-properties fo:padding="0.0382in" fo:border-left="0.0007in solid #000000" fo:border-right="none" fo:border-top="0.0007in solid #000000" fo:border-bottom="0.0007in solid #000000"/>
    </style:style>
    <style:style style:name="Parameters.C1" style:family="table-cell">
      <style:table-cell-properties fo:padding="0.0382in" fo:border="0.0007in solid #000000"/>
    </style:style>
    <style:style style:name="Parameters.A2" style:family="table-cell">
      <style:table-cell-properties fo:padding="0.0382in" fo:border-left="0.0007in solid #000000" fo:border-right="none" fo:border-top="none" fo:border-bottom="0.0007in solid #000000"/>
    </style:style>
    <style:style style:name="Parameters.C2" style:family="table-cell">
      <style:table-cell-properties fo:padding="0.0382in" fo:border-left="0.0007in solid #000000" fo:border-right="0.0007in solid #000000" fo:border-top="none" fo:border-bottom="0.0007in solid #000000"/>
    </style:style>
    <style:style style:name="P1" style:family="paragraph" style:parent-style-name="Heading_20_1">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end" style:justify-single-word="false"/>
    </style:style>
    <style:style style:name="P4" style:family="paragraph" style:parent-style-name="Heading_20_1">
      <style:paragraph-properties fo:break-before="page"/>
    </style:style>
    <style:style style:name="P5" style:family="paragraph" style:parent-style-name="Text_20_body">
      <style:paragraph-properties fo:text-align="justify" style:justify-single-word="false"/>
    </style:style>
    <style:style style:name="P6" style:family="paragraph" style:parent-style-name="Text_20_body" style:list-style-name="L2"/>
    <style:style style:name="P7" style:family="paragraph" style:parent-style-name="Text_20_body">
      <style:text-properties fo:font-weight="normal" style:font-weight-asian="normal" style:font-weight-complex="normal"/>
    </style:style>
    <style:style style:name="P8" style:family="paragraph" style:parent-style-name="Text_20_body">
      <style:text-properties style:font-name="Courier" fo:font-size="10pt" style:font-size-asian="10pt" style:font-size-complex="10pt"/>
    </style:style>
    <style:style style:name="P9" style:family="paragraph" style:parent-style-name="Table_20_Contents">
      <style:text-properties fo:font-size="11pt" style:font-size-asian="11pt" style:font-size-complex="11pt"/>
    </style:style>
    <style:style style:name="P10" style:family="paragraph" style:parent-style-name="Heading_20_2">
      <style:paragraph-properties fo:break-before="page"/>
    </style:style>
    <style:style style:name="P11" style:family="paragraph" style:parent-style-name="Text_20_body">
      <style:text-properties style:font-name="Courier" fo:font-size="10pt" fo:font-weight="normal" style:font-size-asian="10pt" style:font-weight-asian="normal" style:font-size-complex="10pt" style:font-weight-complex="normal"/>
    </style:style>
    <style:style style:name="P12" style:family="paragraph" style:parent-style-name="Frame_20_contents">
      <style:text-properties fo:color="#ffffff"/>
    </style:style>
    <style:style style:name="P13" style:family="paragraph" style:parent-style-name="Text_20_body">
      <style:text-properties fo:color="#ffffff"/>
    </style:style>
    <style:style style:name="P14" style:family="paragraph" style:parent-style-name="Text_20_body" style:list-style-name="L3"/>
    <style:style style:name="P15" style:family="paragraph" style:parent-style-name="Text_20_body">
      <style:paragraph-properties fo:margin-left="-0.4925in" fo:margin-right="0in" fo:text-indent="0in" style:auto-text-indent="false"/>
    </style:style>
    <style:style style:name="T1" style:family="text">
      <style:text-properties fo:language="en" fo:country="GB"/>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fr1" style:family="graphic" style:parent-style-name="Frame">
      <style:graphic-properties style:run-through="foreground" style:wrap="none" style:vertical-pos="from-top" style:vertical-rel="paragraph" style:horizontal-pos="from-left" style:horizontal-rel="paragraph" fo:background-color="#dc2300" style:background-transparency="0%" fo:padding="0.0598in" fo:border="0.0071in solid #800000" style:shadow="#808080 0.0701in 0.0701in">
        <style:background-image/>
      </style:graphic-properties>
    </style:style>
    <style:style style:name="fr2" style:family="graphic" style:parent-style-name="Frame">
      <style:graphic-properties style:wrap="none" style:vertical-pos="from-top" style:vertical-rel="paragraph" style:horizontal-pos="from-left" style:horizontal-rel="paragraph" fo:padding="0.0598in" fo:border="0.0008in solid #000000" style:shadow="#808080 0.0701in 0.0701in"/>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37" number:automatic-order="true">
      <number:month number:style="long"/>
      <number:text>/</number:text>
      <number:day number:style="long"/>
      <number:text>/</number:text>
      <number:year/>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h text:style-name="P1" text:outline-level="1"/>
      <text:h text:style-name="P1" text:outline-level="1"/>
      <text:h text:style-name="P1" text:outline-level="1"/>
      <text:h text:style-name="P1" text:outline-level="1"/>
      <text:h text:style-name="P1" text:outline-level="1"><text:span text:style-name="T1">MySQL</text:span>-HA Installation Guide</text:h>
      <text:p text:style-name="P2">Installation guide for beta-0.6.8</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text:tab/><text:tab/><text:tab/><text:tab/><text:tab/><text:tab/><text:tab/><text:tab/><text:tab/><text:tab/>Author: Fernando Ipar</text:p>
      <text:p text:style-name="P3">© 2006-2007 Fernando Ipar</text:p>
      <text:p text:style-name="P3">Revision: <text:editing-cycles>74</text:editing-cycles></text:p>
      <text:p text:style-name="P3">Last update: <text:date style:data-style-name="N37" text:date-value="2007-01-30T19:42:28" text:fixed="true">01/30/07</text:date></text:p>
      <text:h text:style-name="P4" text:outline-level="1">Status</text:h>
      <text:p text:style-name="P5">This document is still a draft and might be incomplete in it's coverage. The goal is to have complete and revised document by the time the cluster gets to 1.0</text:p>
      <text:h text:style-name="Heading_20_1" text:outline-level="1">Introduction</text:h>
      <text:p text:style-name="P5">The goal of this document is to help System Administrators setup a highly available MySQL system using the scripts that make up the mysql-ha project. </text:p>
      <text:p text:style-name="P5">The audience is expected to have some basic skills in shell usage and MySQL administration. </text:p>
      <text:p text:style-name="P5"/>
      <text:p text:style-name="P5">We'll start off by covering the requisites checklist (what's verified by the pre-install.sh script on the automatic installation) and then move onto the prerequisite installation part. </text:p>
      <text:p text:style-name="P5">Finally, we'll describe the mysql-ha.conf file and we'll explain how to start and stop the cluster. </text:p>
      <text:p text:style-name="P5"/>
      <text:h text:style-name="P4" text:outline-level="1">Prerequisites</text:h>
      <text:p text:style-name="Text_20_body">The following is a checklist of what you'll need in order to run mysql-ha. If you can make the cluster run without any of these components, please let us know. </text:p>
      <text:p text:style-name="Text_20_body"/>
      <text:list text:style-name="L2">
        <text:list-item>
          <text:p text:style-name="P6">MySQL, with internal replication configured between Master and Slave host. Development is currently tested on version 5 of the engine, but the code includes compatibility for versions 3.X and 4.X. </text:p>
        </text:list-item>
        <text:list-item>
          <text:p text:style-name="P6">The mysql and mysqladmin client binaries</text:p>
        </text:list-item>
        <text:list-item>
          <text:p text:style-name="P6">bash 2 or greater</text:p>
        </text:list-item>
        <text:list-item>
          <text:p text:style-name="P6">syslog</text:p>
        </text:list-item>
        <text:list-item>
          <text:p text:style-name="P6">perl</text:p>
        </text:list-item>
        <text:list-item>
          <text:p text:style-name="P6">gcc and make</text:p>
        </text:list-item>
        <text:list-item>
          <text:p text:style-name="P6">ssh</text:p>
        </text:list-item>
        <text:list-item>
          <text:p text:style-name="P6">smbclient, <text:span text:style-name="T2">only if you want netbios alerts</text:span></text:p>
        </text:list-item>
      </text:list>
      <text:p text:style-name="P7">Unfortunately, I don't have the minimal versions required for perl, gcc and make. If you find out that your installed version doesn't work, please let us know. </text:p>
      <text:p text:style-name="P7">The system is known to work on <text:span text:style-name="T2">Fedora Core 5</text:span> and <text:span text:style-name="T2">6</text:span> and in <text:span text:style-name="T2">CentOS 4</text:span>, with <text:span text:style-name="T2">MySQL 4</text:span> and <text:span text:style-name="T2">5</text:span> (support for 3.23 is included in the code, but we haven't tested that in years and we won't be testing it anytime soon either).</text:p>
      <text:h text:style-name="Heading_20_1" text:outline-level="1">Package installation</text:h>
      <text:p text:style-name="Text_20_body">To begin the installation process, extract the <text:span text:style-name="T2">mysql-ha-&lt;release&gt;.tar.bz2</text:span> into a directory of your choice. The <text:span text:style-name="T2">/usr/mysql-ha</text:span> directory is the one I've used in my test systems, and the default directory, but it's by no means mandatory. You'll need to set the environment variable <text:span text:style-name="T2">MYSQLHA_HOME</text:span> to point to the place where you untar the files. </text:p>
      <text:h text:style-name="Heading_20_1" text:outline-level="1">External packages</text:h>
      <text:p text:style-name="Text_20_body">Next, you'll need to install fping, fake and mysql.monitor, according to these instructions: </text:p>
      <text:h text:style-name="Heading_20_2" text:outline-level="2">fping</text:h>
      <text:p text:style-name="Text_20_body">Change directory to the place where you untarred the mysql-ha.tar.bz2 file. All the external packages are found in the extern directory. Change directory to fping-2.2b2 and type: </text:p>
      <text:p text:style-name="P8">#&gt; ./configure &amp;&amp; make &amp;&amp; make check &amp;&amp; make install &amp;&amp; make clean</text:p>
      <text:p text:style-name="Text_20_body">This should run with no errors. </text:p>
      <text:h text:style-name="Heading_20_2" text:outline-level="2">fake</text:h>
      <text:p text:style-name="Text_20_body">Change directory to extern/ again, and type: </text:p>
      <text:p text:style-name="P8">#&gt; tar xzvf fake*gz &amp;&amp; rm -f fake*gz; make patch &amp;&amp; make &amp;&amp; make install</text:p>
      <text:p text:style-name="Text_20_body">Once again, this should run with no errors. </text:p>
      <text:h text:style-name="Heading_20_2" text:outline-level="2">mysql.monitor</text:h>
      <text:p text:style-name="Text_20_body">Just copy this script from the extern directory to any directory on your <text:span text:style-name="T2">$PATH</text:span>. </text:p>
      <text:p text:style-name="Text_20_body"/>
      <text:h text:style-name="Heading_20_1" text:outline-level="1">Cluster installation</text:h>
      <text:p text:style-name="Text_20_body"/>
      <text:p text:style-name="Text_20_body">At this point, you need to populate the /etc/mysql-ha.conf file.</text:p>
      <text:p text:style-name="Text_20_body">The cluster configuration file is sourced by our shell scripts, so you should leave no blank space between a configuration key (i.e. 'CLUSTER_IP') and it's value. </text:p>
      <text:p text:style-name="Text_20_body"/>
      <text:p text:style-name="Text_20_body">We'll review each parameter providing a description and a default value. </text:p>
      <table:table table:name="Parameters" table:style-name="Parameters">
        <table:table-column table:style-name="Parameters.A"/>
        <table:table-column table:style-name="Parameters.B"/>
        <table:table-column table:style-name="Parameters.C"/>
        <table:table-header-rows>
          <table:table-row>
            <table:table-cell table:style-name="Parameters.A1" office:value-type="string">
              <text:p text:style-name="Table_20_Heading">Parameter</text:p>
            </table:table-cell>
            <table:table-cell table:style-name="Parameters.A1" office:value-type="string">
              <text:p text:style-name="Table_20_Heading">Description</text:p>
            </table:table-cell>
            <table:table-cell table:style-name="Parameters.C1" office:value-type="string">
              <text:p text:style-name="Table_20_Heading">Default value</text:p>
            </table:table-cell>
          </table:table-row>
        </table:table-header-rows>
        <table:table-row>
          <table:table-cell table:style-name="Parameters.A2" office:value-type="string">
            <text:p text:style-name="Table_20_Contents">CLUSTER_IP</text:p>
          </table:table-cell>
          <table:table-cell table:style-name="Parameters.A2" office:value-type="string">
            <text:p text:style-name="P9">It's the public IP that is shared between master and slave nodes. This is the unique service IP provided to the outside world. </text:p>
          </table:table-cell>
          <table:table-cell table:style-name="Parameters.C2" office:value-type="string">
            <text:p text:style-name="Table_20_Contents">None</text:p>
          </table:table-cell>
        </table:table-row>
        <table:table-row>
          <table:table-cell table:style-name="Parameters.A2" office:value-type="string">
            <text:p text:style-name="Table_20_Contents">CLUSTER_NETMASK</text:p>
          </table:table-cell>
          <table:table-cell table:style-name="Parameters.A2" office:value-type="string">
            <text:p text:style-name="P9">The network mask associated with the previous IP address</text:p>
          </table:table-cell>
          <table:table-cell table:style-name="Parameters.C2" office:value-type="string">
            <text:p text:style-name="Table_20_Contents">None</text:p>
          </table:table-cell>
        </table:table-row>
        <table:table-row>
          <table:table-cell table:style-name="Parameters.A2" office:value-type="string">
            <text:p text:style-name="Table_20_Contents">CLUSTER_BROADCAST</text:p>
          </table:table-cell>
          <table:table-cell table:style-name="Parameters.A2" office:value-type="string">
            <text:p text:style-name="P9">The broadcast address associated with the previous IP address</text:p>
          </table:table-cell>
          <table:table-cell table:style-name="Parameters.C2" office:value-type="string">
            <text:p text:style-name="Table_20_Contents">None</text:p>
          </table:table-cell>
        </table:table-row>
        <table:table-row>
          <table:table-cell table:style-name="Parameters.A2" office:value-type="string">
            <text:p text:style-name="Table_20_Contents">CLUSTER_DEVICE</text:p>
          </table:table-cell>
          <table:table-cell table:style-name="Parameters.A2" office:value-type="string">
            <text:p text:style-name="P9">The device to which to attach CLUSTER_IP</text:p>
          </table:table-cell>
          <table:table-cell table:style-name="Parameters.C2" office:value-type="string">
            <text:p text:style-name="Table_20_Contents">eth0</text:p>
          </table:table-cell>
        </table:table-row>
        <table:table-row>
          <table:table-cell table:style-name="Parameters.A2" office:value-type="string">
            <text:p text:style-name="Table_20_Contents">MYSQL_USER</text:p>
          </table:table-cell>
          <table:table-cell table:style-name="Parameters.A2" office:value-type="string">
            <text:p text:style-name="P9">The MySQL user used for service verification. The mysql.monitor connects to the other node using this user. </text:p>
          </table:table-cell>
          <table:table-cell table:style-name="Parameters.C2" office:value-type="string">
            <text:p text:style-name="Table_20_Contents">replicator</text:p>
          </table:table-cell>
        </table:table-row>
        <table:table-row>
          <table:table-cell table:style-name="Parameters.A2" office:value-type="string">
            <text:p text:style-name="Table_20_Contents">MYSQL_PASSWORD</text:p>
          </table:table-cell>
          <table:table-cell table:style-name="Parameters.A2" office:value-type="string">
            <text:p text:style-name="P9">The password associated with the previous user</text:p>
          </table:table-cell>
          <table:table-cell table:style-name="Parameters.C2" office:value-type="string">
            <text:p text:style-name="Table_20_Contents">replicatorpwd</text:p>
          </table:table-cell>
        </table:table-row>
        <table:table-row>
          <table:table-cell table:style-name="Parameters.A2" office:value-type="string">
            <text:p text:style-name="Table_20_Contents">MYSQL_DATABASE</text:p>
          </table:table-cell>
          <table:table-cell table:style-name="Parameters.A2" office:value-type="string">
            <text:p text:style-name="P9">The database we verify upon testing the connection</text:p>
          </table:table-cell>
          <table:table-cell table:style-name="Parameters.C2" office:value-type="string">
            <text:p text:style-name="Table_20_Contents">test</text:p>
          </table:table-cell>
        </table:table-row>
        <table:table-row>
          <table:table-cell table:style-name="Parameters.A2" office:value-type="string">
            <text:p text:style-name="Table_20_Contents">MASTER_SLEEP_TIME</text:p>
          </table:table-cell>
          <table:table-cell table:style-name="Parameters.A2" office:value-type="string">
            <text:p text:style-name="P9">The amount of seconds the master routine sleeps between rounds</text:p>
          </table:table-cell>
          <table:table-cell table:style-name="Parameters.C2" office:value-type="string">
            <text:p text:style-name="Table_20_Contents">60</text:p>
          </table:table-cell>
        </table:table-row>
        <table:table-row>
          <table:table-cell table:style-name="Parameters.A2" office:value-type="string">
            <text:p text:style-name="Table_20_Contents">SLAVE_SLEEP_TIME</text:p>
          </table:table-cell>
          <table:table-cell table:style-name="Parameters.A2" office:value-type="string">
            <text:p text:style-name="P9">The same, for the slave routine</text:p>
          </table:table-cell>
          <table:table-cell table:style-name="Parameters.C2" office:value-type="string">
            <text:p text:style-name="Table_20_Contents">60</text:p>
          </table:table-cell>
        </table:table-row>
        <table:table-row>
          <table:table-cell table:style-name="Parameters.A2" office:value-type="string">
            <text:p text:style-name="Table_20_Contents">SSH_PATIENCE</text:p>
          </table:table-cell>
          <table:table-cell table:style-name="Parameters.A2" office:value-type="string">
            <text:p text:style-name="P9">Timeout, in seconds, for remote commands executed through ssh</text:p>
          </table:table-cell>
          <table:table-cell table:style-name="Parameters.C2" office:value-type="string">
            <text:p text:style-name="Table_20_Contents">40</text:p>
          </table:table-cell>
        </table:table-row>
        <table:table-row>
          <table:table-cell table:style-name="Parameters.A2" office:value-type="string">
            <text:p text:style-name="Table_20_Contents">MONITOR_PATIENCE</text:p>
          </table:table-cell>
          <table:table-cell table:style-name="Parameters.A2" office:value-type="string">
            <text:p text:style-name="P9">Timeout in seconds for mysql.monitor</text:p>
          </table:table-cell>
          <table:table-cell table:style-name="Parameters.C2" office:value-type="string">
            <text:p text:style-name="Table_20_Contents">20</text:p>
          </table:table-cell>
        </table:table-row>
        <table:table-row>
          <table:table-cell table:style-name="Parameters.A2" office:value-type="string">
            <text:p text:style-name="Table_20_Contents">MONITOR_CHK_THRESHOLD</text:p>
          </table:table-cell>
          <table:table-cell table:style-name="Parameters.A2" office:value-type="string">
            <text:p text:style-name="P9">If mysql.monitor fails, we wait this amount of time and perform a second test before marking the service as down. If no units are specified, the time is interpreted as seconds. Otherwise, you can specify ms (milliseconds) and us (microseconds).</text:p>
          </table:table-cell>
          <table:table-cell table:style-name="Parameters.C2" office:value-type="string">
            <text:p text:style-name="Table_20_Contents">20</text:p>
          </table:table-cell>
        </table:table-row>
        <table:table-row>
          <table:table-cell table:style-name="Parameters.A2" office:value-type="string">
            <text:p text:style-name="Table_20_Contents">MYSQL_KILL_WAIT</text:p>
          </table:table-cell>
          <table:table-cell table:style-name="Parameters.A2" office:value-type="string">
            <text:p text:style-name="P9">Amount of time we wait before checking after running mysql_kill. </text:p>
            <text:p text:style-name="P9">mysql_kill kills every MySQL process except for the replication thread, in case the server is not responding because it's choked. The units are handled in the same way as MONITOR_CHK_THRESHOLD,</text:p>
          </table:table-cell>
          <table:table-cell table:style-name="Parameters.C2" office:value-type="string">
            <text:p text:style-name="Table_20_Contents">60</text:p>
          </table:table-cell>
        </table:table-row>
        <table:table-row>
          <table:table-cell table:style-name="Parameters.A2" office:value-type="string">
            <text:p text:style-name="Table_20_Contents">MYSQL_RESTART_WAIT</text:p>
          </table:table-cell>
          <table:table-cell table:style-name="Parameters.A2" office:value-type="string">
            <text:p text:style-name="P9">The same, for mysql_restart. mysql_restart attempts to restart mysqld. </text:p>
          </table:table-cell>
          <table:table-cell table:style-name="Parameters.C2" office:value-type="string">
            <text:p text:style-name="Table_20_Contents">60</text:p>
          </table:table-cell>
        </table:table-row>
        <table:table-row>
          <table:table-cell table:style-name="Parameters.A2" office:value-type="string">
            <text:p text:style-name="Table_20_Contents">ATTEMPT_KILL</text:p>
          </table:table-cell>
          <table:table-cell table:style-name="Parameters.A2" office:value-type="string">
            <text:p text:style-name="P9">This boolean flag controls the behavior of the slave routine. If set to 1, it'll attempt to run mysql_kill on the remote host before doing a mysql_restart and finally a takeover. If set to the default, it'll go straight to the mysql_restart.</text:p>
          </table:table-cell>
          <table:table-cell table:style-name="Parameters.C2" office:value-type="string">
            <text:p text:style-name="Table_20_Contents">0</text:p>
          </table:table-cell>
        </table:table-row>
        <table:table-row>
          <table:table-cell table:style-name="Parameters.A2" office:value-type="string">
            <text:p text:style-name="Table_20_Contents">FPING_ATTEMPTS</text:p>
          </table:table-cell>
          <table:table-cell table:style-name="Parameters.A2" office:value-type="string">
            <text:p text:style-name="P9">When we decide the master is gone, we try to fping it to see if the machine is running. We try ATTEMPTS times.</text:p>
          </table:table-cell>
          <table:table-cell table:style-name="Parameters.C2" office:value-type="string">
            <text:p text:style-name="Table_20_Contents">3</text:p>
          </table:table-cell>
        </table:table-row>
        <table:table-row>
          <table:table-cell table:style-name="Parameters.A2" office:value-type="string">
            <text:p text:style-name="Table_20_Contents">SLAVE</text:p>
          </table:table-cell>
          <table:table-cell table:style-name="Parameters.A2" office:value-type="string">
            <text:p text:style-name="P9">IP or host name for the slave node</text:p>
          </table:table-cell>
          <table:table-cell table:style-name="Parameters.C2" office:value-type="string">
            <text:p text:style-name="Table_20_Contents">slave-node</text:p>
          </table:table-cell>
        </table:table-row>
        <table:table-row>
          <table:table-cell table:style-name="Parameters.A2" office:value-type="string">
            <text:p text:style-name="Table_20_Contents">SIG_KILL_WAIT</text:p>
          </table:table-cell>
          <table:table-cell table:style-name="Parameters.A2" office:value-type="string">
            <text:p text:style-name="P9">This is used on the takeover, and it's the amount of time we wait after issuing a SIGTERM on any remaining mysql processes and before issuing a SIGKILL. Keep in mind that the slave is waiting for us to finish the failover and won't start the service until we do. The units are handled in the same way as MONITOR_CHK_THRESHOLD.</text:p>
          </table:table-cell>
          <table:table-cell table:style-name="Parameters.C2" office:value-type="string">
            <text:p text:style-name="Table_20_Contents">5</text:p>
          </table:table-cell>
        </table:table-row>
        <table:table-row>
          <table:table-cell table:style-name="Parameters.A2" office:value-type="string">
            <text:p text:style-name="Table_20_Contents">DB_USER</text:p>
          </table:table-cell>
          <table:table-cell table:style-name="Parameters.A2" office:value-type="string">
            <text:p text:style-name="P9">This is the root user for the MySQL database server</text:p>
          </table:table-cell>
          <table:table-cell table:style-name="Parameters.C2" office:value-type="string">
            <text:p text:style-name="Table_20_Contents">root</text:p>
          </table:table-cell>
        </table:table-row>
        <table:table-row>
          <table:table-cell table:style-name="Parameters.A2" office:value-type="string">
            <text:p text:style-name="Table_20_Contents">DB_PASSWORD</text:p>
          </table:table-cell>
          <table:table-cell table:style-name="Parameters.A2" office:value-type="string">
            <text:p text:style-name="P9">The associated password</text:p>
          </table:table-cell>
          <table:table-cell table:style-name="Parameters.C2" office:value-type="string">
            <text:p text:style-name="Table_20_Contents">rootpwd</text:p>
          </table:table-cell>
        </table:table-row>
        <table:table-row>
          <table:table-cell table:style-name="Parameters.A2" office:value-type="string">
            <text:p text:style-name="Table_20_Contents">NOTIFY_EMAIL</text:p>
          </table:table-cell>
          <table:table-cell table:style-name="Parameters.A2" office:value-type="string">
            <text:p text:style-name="P9">The email address where to send notifications</text:p>
          </table:table-cell>
          <table:table-cell table:style-name="Parameters.C2" office:value-type="string">
            <text:p text:style-name="Table_20_Contents">root@łocalhost</text:p>
          </table:table-cell>
        </table:table-row>
      </table:table>
      <text:p text:style-name="Text_20_body"/>
      <text:h text:style-name="P10" text:outline-level="2">Fake configuration</text:h>
      <text:p text:style-name="Text_20_body">If you installed fake properly, you'll find the <text:span text:style-name="T2">/etc/fake</text:span> directory on your system, and inside, the <text:span text:style-name="T2">instance_config</text:span><text:span text:style-name="T3"> subdirectory. </text:span></text:p>
      <text:p text:style-name="P7">There, you must create a file named <text:span text:style-name="T2">CLUSTER_IP</text:span>.cfg, with the following contents: </text:p>
      <text:p text:style-name="P7">------ BEGIN <text:span text:style-name="T2">CLUSTER_IP</text:span>.cfg ----</text:p>
      <text:p text:style-name="P7">SPOOF_IP=<text:span text:style-name="T2">CLUSTER_IP</text:span></text:p>
      <text:p text:style-name="P7">SPOOF_NETMASK=<text:span text:style-name="T2">CLUSTER_NETMASK</text:span></text:p>
      <text:p text:style-name="P7">SPOOF_BROADCAST=<text:span text:style-name="T2">CLUSTER_BROADCAST</text:span></text:p>
      <text:p text:style-name="P7">TARGET_INTERFACE=<text:span text:style-name="T2">CLUSTER_DEVICE</text:span></text:p>
      <text:p text:style-name="P7">------ END <text:span text:style-name="T2">CLUSTER_IP</text:span>.cfg ----</text:p>
      <text:p text:style-name="P7"/>
      <text:p text:style-name="P7">You can also create this file by issuing the following commands: </text:p>
      <text:p text:style-name="P11">#&gt; cd /usr/mysql-ha</text:p>
      <text:p text:style-name="P11">#&gt; export MYSQLHA_HOME=/usr/mysql-ha</text:p>
      <text:p text:style-name="P11">#&gt; ./setup_fake.sh</text:p>
      <text:h text:style-name="Heading_20_1" text:outline-level="1">Configure passwordless ssh</text:h>
      <text:p text:style-name="Text_20_body">In order to work, the scripts need passwordless ssh working for either the root user or some unprivileged user between both nodes. The unprivileged user account is user selectable, but we use mysqlha in our systems and it's a nice name for coherence. You must create a file named 'ssh_user' under the MYSQLHA_HOME directory with a single line containing the user name you'll use for passwordless ssh. <text:s/></text:p>
      <text:p text:style-name="Text_20_body"/>
      <text:p text:style-name="Text_20_body">In order to setup passwordless ssh between your nodes, create a private/public key pair on each node with the following command<text:note text:id="ftn1" text:note-class="footnote"><text:note-citation>1</text:note-citation><text:note-body><text:p text:style-name="Footnote">If you're using the mysqlha or another unprivileged account, su – to that account before issuing this commands</text:p></text:note-body></text:note>: </text:p>
      <text:p text:style-name="Text_20_body">#&gt; ssh-keygen -t dsa</text:p>
      <text:p text:style-name="Text_20_body"><draw:frame draw:style-name="fr1" draw:name="Frame1" text:anchor-type="paragraph" svg:x="0.1236in" svg:y="0.2839in" svg:width="5.6626in" draw:z-index="0"><draw:text-box fo:min-height="0.4335in"><text:p text:style-name="P12">SECURITY CONSIDERATION: </text:p><text:p text:style-name="P13">It's up to you to decide if you want to protect the private key with a passphrase or not. The cluster uses the ssh-agent at startup, so if you decide to use a passphrase, you'll need to enter it every time you start the cluster. </text:p></draw:text-box></draw:frame></text:p>
      <text:p text:style-name="Text_20_body">Next, copy the generated /root/.ssh/id_dsa.pub file to the other node, and add it to the $HOME/.ssh/authorized_keys file, where $HOME is the cluster user (root, mysqlha or the user you chose) home directory. </text:p>
      <text:p text:style-name="Text_20_body">Repeat this procedure for the other node. </text:p>
      <text:p text:style-name="Text_20_body">You can improve security by including '<text:span text:style-name="T2">from=&lt;host&gt;'</text:span><text:span text:style-name="T3"> before the ssh-dsa string in the authorized_keys file. </text:span></text:p>
      <text:h text:style-name="Heading_20_1" text:outline-level="1">Configure sudo</text:h>
      <text:p text:style-name="Text_20_body">If you decide to setup passwordless ssh using an underprivileged account, <text:span text:style-name="T2">then your system must have sudo installed</text:span><text:span text:style-name="T3">, and you must configure this properly. </text:span></text:p>
      <text:p text:style-name="P7">Create a file in $MYSQLHA_HOME called sudo_prefix with the text 'sudo ' (<text:span text:style-name="T2">that's WITH A SPACE after the last letter</text:span>). </text:p>
      <text:p text:style-name="P7">Finally, modify /etc/sudoers by adding the following line: </text:p>
      <text:p text:style-name="P7"><draw:frame draw:style-name="fr2" draw:name="Frame2" text:anchor-type="paragraph" svg:x="0.1689in" svg:y="0.0492in" svg:width="6.4547in" draw:z-index="1"><draw:text-box fo:min-height="0.6457in"><text:p text:style-name="P7">mysqlha <text:s text:c="2"/>ALL=NOPASSWD:/usr/local/sbin/fping, /sbin/fuser, /bin/ps, /bin/kill, /etc/init.d/mysqld, /sbin/shutdown, /usr/bin/fake, /sbin/ifconfig</text:p></draw:text-box></draw:frame>Of course, <text:span text:style-name="T2">the full path names for those commands are provided as examples, <text:s/>you should check the full path on your system using 'type'</text:span>. </text:p>
      <text:h text:style-name="Heading_20_1" text:outline-level="1">Configure replication</text:h>
      <text:p text:style-name="Text_20_body">Set up replication according to the instructions found on MySQL's manual: </text:p>
      <text:p text:style-name="Text_20_body"><text:a xlink:type="simple" xlink:href="http://www.mysql.com/doc/R/e/Replication.html">http://www.mysql.com/doc/R/e/Replication.html</text:a></text:p>
      <text:p text:style-name="Text_20_body"/>
      <text:h text:style-name="Heading_20_1" text:outline-level="1">Install the rc-script</text:h>
      <text:p text:style-name="Text_20_body">Copy the rc-script from $MYSQLHA_HOME to /etc/init.d and chmod it 755</text:p>
      <text:p text:style-name="Text_20_body">You can now start the service using this script. We're still working on issues when the script is started with the rc-script and the private key has been protected with a passphrase, so you might want to start the cluster using ./configurator.sh directly from $MYSQLHA_HOME while we work it out. </text:p>
      <text:p text:style-name="Text_20_body"/>
      <text:p text:style-name="Text_20_body"/>
      <text:h text:style-name="Heading_20_1" text:outline-level="1">Run the cluster</text:h>
      <text:p text:style-name="Text_20_body"/>
      <text:list text:style-name="L3">
        <text:list-item>
          <text:p text:style-name="P14">Configure the CLUSTER_IP on the master node</text:p>
        </text:list-item>
        <text:list-item>
          <text:p text:style-name="P14">Start mysqld on the master node</text:p>
        </text:list-item>
        <text:list-item>
          <text:p text:style-name="P14">Start mysql-ha on the master node, by either: </text:p>
          <text:list>
            <text:list-item>
              <text:p text:style-name="P14">service mysql-ha start (in redhat/fedora)</text:p>
            </text:list-item>
            <text:list-item>
              <text:p text:style-name="P14">/usr/mysql-ha/configurator.sh (better for testing, since you'll be hooked up to the output</text:p>
            </text:list-item>
          </text:list>
        </text:list-item>
        <text:list-item>
          <text:p text:style-name="P14">Start mysql-ha on the slave node. </text:p>
          <text:list>
            <text:list-header>
              <text:p text:style-name="P14"/>
            </text:list-header>
          </text:list>
        </text:list-item>
      </text:list>
      <text:p text:style-name="P15"><text:tab/>Test failover scenarios and report bugs to mysql-ha-devel@lists.sourceforge.n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svg:font-family="Courier" style:font-family-generic="modern" style:font-pitch="fixed"/>
    <style:font-face style:name="Luxi Sans1" svg:font-family="'Luxi Sans'"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1" style:font-size-asian="12pt" style:language-asian="none" style:country-asian="none" style:font-name-complex="Luxi Sans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Luxi Sans" fo:font-size="14pt" style:font-name-asian="Luxi Sans1" style:font-size-asian="14pt" style:font-name-complex="Luxi Sans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Fernando Ipar</meta:initial-creator>
    <meta:creation-date>2006-10-31T22:07:40</meta:creation-date>
    <dc:creator>Fernando Ipar</dc:creator>
    <dc:date>2007-01-30T19:42:38</dc:date>
    <dc:language>en-US</dc:language>
    <meta:editing-cycles>74</meta:editing-cycles>
    <meta:editing-duration>PT10H57M50S</meta:editing-duration>
    <meta:user-defined meta:name="Info 1"/>
    <meta:user-defined meta:name="Info 2"/>
    <meta:user-defined meta:name="Info 3"/>
    <meta:user-defined meta:name="Info 4"/>
    <meta:document-statistic meta:table-count="1" meta:image-count="0" meta:object-count="0" meta:page-count="9" meta:paragraph-count="153" meta:word-count="1514" meta:character-count="8907"/>
  </office:meta>
</office:document-meta>
</file>